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able">&lt;get_total(o.invoice_lin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23:39</dc:date>
    <meta:editing-duration>PT17H29M58S</meta:editing-duration>
    <meta:editing-cycles>34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1" meta:character-count="2195" meta:non-whitespace-character-count="1849"/>
  </office:meta>
</office:document-meta>
</file>